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5aa" officeooo:paragraph-rsid="000495aa"/>
    </style:style>
    <style:style style:name="P2" style:family="paragraph" style:parent-style-name="Standard">
      <style:text-properties officeooo:rsid="00065f81" officeooo:paragraph-rsid="00065f81"/>
    </style:style>
    <style:style style:name="P3" style:family="paragraph" style:parent-style-name="Standard">
      <style:text-properties officeooo:paragraph-rsid="00065f81"/>
    </style:style>
    <style:style style:name="P4" style:family="paragraph" style:parent-style-name="Standard">
      <style:text-properties officeooo:paragraph-rsid="001e6f52"/>
    </style:style>
    <style:style style:name="P5" style:family="paragraph" style:parent-style-name="Standard">
      <style:text-properties officeooo:rsid="0007c491" officeooo:paragraph-rsid="001491ba"/>
    </style:style>
    <style:style style:name="P6" style:family="paragraph" style:parent-style-name="Standard">
      <style:text-properties officeooo:paragraph-rsid="0027ed80"/>
    </style:style>
    <style:style style:name="T1" style:family="text">
      <style:text-properties officeooo:rsid="00065f81"/>
    </style:style>
    <style:style style:name="T2" style:family="text">
      <style:text-properties officeooo:rsid="000668a9"/>
    </style:style>
    <style:style style:name="T3" style:family="text">
      <style:text-properties officeooo:rsid="0007c491"/>
    </style:style>
    <style:style style:name="T4" style:family="text">
      <style:text-properties officeooo:rsid="000a8a20"/>
    </style:style>
    <style:style style:name="T5" style:family="text">
      <style:text-properties officeooo:rsid="000c0b4b"/>
    </style:style>
    <style:style style:name="T6" style:family="text">
      <style:text-properties officeooo:rsid="000e88f2"/>
    </style:style>
    <style:style style:name="T7" style:family="text">
      <style:text-properties officeooo:rsid="000fe5b5"/>
    </style:style>
    <style:style style:name="T8" style:family="text">
      <style:text-properties officeooo:rsid="0013ab9f"/>
    </style:style>
    <style:style style:name="T9" style:family="text">
      <style:text-properties officeooo:rsid="001c9a43"/>
    </style:style>
    <style:style style:name="T10" style:family="text">
      <style:text-properties officeooo:rsid="001cd808"/>
    </style:style>
    <style:style style:name="T11" style:family="text">
      <style:text-properties officeooo:rsid="001d65d6"/>
    </style:style>
    <style:style style:name="T12" style:family="text">
      <style:text-properties officeooo:rsid="001e6f52"/>
    </style:style>
    <style:style style:name="T13" style:family="text">
      <style:text-properties officeooo:rsid="001f4ce8"/>
    </style:style>
    <style:style style:name="T14" style:family="text">
      <style:text-properties officeooo:rsid="0020ee33"/>
    </style:style>
    <style:style style:name="T15" style:family="text">
      <style:text-properties officeooo:rsid="0027e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iederung Bachelor Thesis:</text:p>
      <text:p text:style-name="P1"/>
      <text:p text:style-name="P2">1. Einleitung</text:p>
      <text:p text:style-name="P2"><text:tab/>1.1 Aufgabenstellung</text:p>
      <text:p text:style-name="P2"><text:tab/>1.<text:span text:style-name="T8">3</text:span> Verwendete Hardware<text:line-break/><text:tab/>1.<text:span text:style-name="T8">4</text:span> Verwendete Software</text:p>
      <text:p text:style-name="P6"><text:span text:style-name="T1"><text:line-break/></text:span><text:span text:style-name="T9">2. Stand der Technik<text:tab/><text:line-break/><text:tab/></text:span><text:span text:style-name="T15">2.1 Open Embedded Systems</text:span></text:p>
      <text:p text:style-name="P6"><text:span text:style-name="T10"><text:tab/></text:span><text:span text:style-name="T15">2.2 Raspberry Pi <text:line-break/><text:tab/>2.3 Qt</text:span><text:span text:style-name="T10"><text:line-break/><text:tab/><text:tab/></text:span><text:line-break/><text:span text:style-name="T11">3</text:span><text:span text:style-name="T1">. </text:span><text:span text:style-name="T4">Raspberry Pi mit .Net Core und Blazor</text:span><text:span text:style-name="T1"><text:line-break/><text:tab/></text:span><text:span text:style-name="T11">3</text:span><text:span text:style-name="T1">.1 Was ist Blazor?<text:line-break/><text:tab/></text:span><text:span text:style-name="T11">3</text:span><text:span text:style-name="T1">.2 Architektur <text:line-break/><text:tab/></text:span><text:span text:style-name="T11">3</text:span><text:span text:style-name="T1">.3 </text:span><text:span text:style-name="T4">Entwicklungsumgebung </text:span><text:span text:style-name="T2"><text:line-break/><text:tab/></text:span><text:span text:style-name="T11">3</text:span><text:span text:style-name="T2">.4 </text:span><text:span text:style-name="T5">Zugriff auf Funktionalitäten des Raspberry Pi</text:span><text:span text:style-name="T2"><text:line-break/><text:tab/></text:span><text:span text:style-name="T11">3</text:span><text:span text:style-name="T2">.5 </text:span><text:span text:style-name="T11">Demo Anwendung<text:line-break/><text:line-break/>5. Laufzeitanalyse </text:span><text:span text:style-name="T7"><text:line-break/><text:tab/></text:span><text:span text:style-name="T11">5.1 Performance der GUI<text:line-break/><text:tab/><text:tab/>5.1.1 Qt<text:line-break/><text:tab/><text:tab/>5.1.2 Blazor Server<text:line-break/><text:tab/><text:tab/>5.1.3 Blazor Webassambly<text:line-break/><text:tab/><text:tab/><text:tab/>5.1.3.1 Local<text:line-break/><text:tab/><text:tab/><text:tab/>5.1.3.2 Remote<text:line-break/><text:tab/>5.2 Bewertung des Ansatzes</text:span></text:p>
      <text:p text:style-name="P4"><text:span text:style-name="T7"><text:line-break/></text:span><text:span text:style-name="T12">6</text:span><text:span text:style-name="T7">. </text:span><text:span text:style-name="T12">Zusammenfassung und Ausblick</text:span><text:span text:style-name="T7"> </text:span><text:span text:style-name="T5"><text:line-break/></text:span></text:p>
      <text:p text:style-name="P5"><text:lin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2:56.369000000</meta:creation-date>
    <dc:date>2021-11-15T12:31:27.836000000</dc:date>
    <meta:editing-duration>PT59M33S</meta:editing-duration>
    <meta:editing-cycles>1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8" meta:word-count="78" meta:character-count="570" meta:non-whitespace-character-count="460"/>
  </office:meta>
</office:document-meta>
</file>